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d425" officeooo:paragraph-rsid="0005d425"/>
    </style:style>
    <style:style style:name="P2" style:family="paragraph" style:parent-style-name="Standard">
      <style:text-properties fo:font-weight="bold" officeooo:rsid="0005d425" officeooo:paragraph-rsid="0005d425" style:font-weight-asian="bold" style:font-weight-complex="bold"/>
    </style:style>
    <style:style style:name="P3" style:family="paragraph" style:parent-style-name="Standard">
      <style:text-properties officeooo:rsid="000877e8" officeooo:paragraph-rsid="0028db84"/>
    </style:style>
    <style:style style:name="P4" style:family="paragraph" style:parent-style-name="Standard">
      <style:text-properties officeooo:rsid="000877e8" officeooo:paragraph-rsid="0028d27b"/>
    </style:style>
    <style:style style:name="P5" style:family="paragraph" style:parent-style-name="Standard">
      <style:text-properties officeooo:rsid="000877e8" officeooo:paragraph-rsid="00622eda"/>
    </style:style>
    <style:style style:name="P6" style:family="paragraph" style:parent-style-name="Standard">
      <style:text-properties officeooo:rsid="000d62cb" officeooo:paragraph-rsid="000d62cb"/>
    </style:style>
    <style:style style:name="P7" style:family="paragraph" style:parent-style-name="Standard">
      <style:text-properties officeooo:rsid="000d62cb" officeooo:paragraph-rsid="005e3d48"/>
    </style:style>
    <style:style style:name="P8" style:family="paragraph" style:parent-style-name="Standard">
      <style:text-properties officeooo:rsid="000d62cb" officeooo:paragraph-rsid="0028d27b"/>
    </style:style>
    <style:style style:name="P9" style:family="paragraph" style:parent-style-name="Standard">
      <style:text-properties officeooo:rsid="000dc738" officeooo:paragraph-rsid="0028db84"/>
    </style:style>
    <style:style style:name="P10" style:family="paragraph" style:parent-style-name="Standard">
      <style:text-properties officeooo:rsid="000dc738" officeooo:paragraph-rsid="000dc738"/>
    </style:style>
    <style:style style:name="P11" style:family="paragraph" style:parent-style-name="Standard">
      <style:text-properties officeooo:rsid="000dc738" officeooo:paragraph-rsid="005e3d48"/>
    </style:style>
    <style:style style:name="P12" style:family="paragraph" style:parent-style-name="Standard">
      <style:text-properties officeooo:rsid="000e4362" officeooo:paragraph-rsid="000e4362"/>
    </style:style>
    <style:style style:name="P13" style:family="paragraph" style:parent-style-name="Standard">
      <style:text-properties officeooo:rsid="0010011f" officeooo:paragraph-rsid="0010011f"/>
    </style:style>
    <style:style style:name="P14" style:family="paragraph" style:parent-style-name="Standard">
      <style:text-properties officeooo:rsid="0010011f" officeooo:paragraph-rsid="00327fdb"/>
    </style:style>
    <style:style style:name="P15" style:family="paragraph" style:parent-style-name="Standard">
      <style:text-properties officeooo:rsid="0010011f" officeooo:paragraph-rsid="003da7a5"/>
    </style:style>
    <style:style style:name="P16" style:family="paragraph" style:parent-style-name="Standard">
      <style:text-properties officeooo:rsid="0013dbe9" officeooo:paragraph-rsid="0013dbe9"/>
    </style:style>
    <style:style style:name="P17" style:family="paragraph" style:parent-style-name="Standard">
      <style:text-properties officeooo:rsid="00180f75" officeooo:paragraph-rsid="00180f75"/>
    </style:style>
    <style:style style:name="P18" style:family="paragraph" style:parent-style-name="Standard">
      <style:text-properties officeooo:rsid="00184e22" officeooo:paragraph-rsid="00184e22"/>
    </style:style>
    <style:style style:name="P19" style:family="paragraph" style:parent-style-name="Standard">
      <style:text-properties officeooo:rsid="00184e22" officeooo:paragraph-rsid="0019e3de"/>
    </style:style>
    <style:style style:name="P20" style:family="paragraph" style:parent-style-name="Standard">
      <style:text-properties officeooo:rsid="00184e22" officeooo:paragraph-rsid="005166c3"/>
    </style:style>
    <style:style style:name="P21" style:family="paragraph" style:parent-style-name="Standard">
      <style:text-properties officeooo:rsid="0019e3de" officeooo:paragraph-rsid="0019e3de"/>
    </style:style>
    <style:style style:name="P22" style:family="paragraph" style:parent-style-name="Standard">
      <style:text-properties officeooo:rsid="001b2058" officeooo:paragraph-rsid="001c6e8d"/>
    </style:style>
    <style:style style:name="P23" style:family="paragraph" style:parent-style-name="Standard">
      <style:text-properties officeooo:rsid="001bbab1" officeooo:paragraph-rsid="001bbab1"/>
    </style:style>
    <style:style style:name="P24" style:family="paragraph" style:parent-style-name="Standard">
      <style:text-properties officeooo:rsid="001bbab1" officeooo:paragraph-rsid="001ce663"/>
    </style:style>
    <style:style style:name="P25" style:family="paragraph" style:parent-style-name="Standard">
      <style:text-properties officeooo:rsid="001c6e8d" officeooo:paragraph-rsid="001c6e8d"/>
    </style:style>
    <style:style style:name="P26" style:family="paragraph" style:parent-style-name="Standard">
      <style:text-properties officeooo:rsid="001ce663" officeooo:paragraph-rsid="001bbab1"/>
    </style:style>
    <style:style style:name="P27" style:family="paragraph" style:parent-style-name="Standard">
      <style:text-properties officeooo:rsid="001ce663" officeooo:paragraph-rsid="001ce663"/>
    </style:style>
    <style:style style:name="P28" style:family="paragraph" style:parent-style-name="Standard">
      <style:text-properties officeooo:rsid="00239a52" officeooo:paragraph-rsid="00239a52"/>
    </style:style>
    <style:style style:name="P29" style:family="paragraph" style:parent-style-name="Standard">
      <style:text-properties officeooo:rsid="002476ab" officeooo:paragraph-rsid="002476ab"/>
    </style:style>
    <style:style style:name="P30" style:family="paragraph" style:parent-style-name="Standard">
      <style:text-properties officeooo:rsid="002476ab" officeooo:paragraph-rsid="00239a52"/>
    </style:style>
    <style:style style:name="P31" style:family="paragraph" style:parent-style-name="Standard">
      <style:text-properties officeooo:rsid="0028d27b" officeooo:paragraph-rsid="0028d27b"/>
    </style:style>
    <style:style style:name="P32" style:family="paragraph" style:parent-style-name="Standard">
      <style:text-properties officeooo:rsid="000ce3c3" officeooo:paragraph-rsid="0028db84"/>
    </style:style>
    <style:style style:name="P33" style:family="paragraph" style:parent-style-name="Standard">
      <style:text-properties officeooo:rsid="00327fdb" officeooo:paragraph-rsid="00327fdb"/>
    </style:style>
    <style:style style:name="P34" style:family="paragraph" style:parent-style-name="Standard">
      <style:text-properties officeooo:rsid="003876ba" officeooo:paragraph-rsid="003876ba"/>
    </style:style>
    <style:style style:name="P35" style:family="paragraph" style:parent-style-name="Standard">
      <style:text-properties officeooo:rsid="003876ba" officeooo:paragraph-rsid="0039b259"/>
    </style:style>
    <style:style style:name="P36" style:family="paragraph" style:parent-style-name="Standard">
      <style:text-properties officeooo:rsid="003bad1e" officeooo:paragraph-rsid="003bad1e"/>
    </style:style>
    <style:style style:name="P37" style:family="paragraph" style:parent-style-name="Standard">
      <style:text-properties officeooo:rsid="0039b259" officeooo:paragraph-rsid="003d826a"/>
    </style:style>
    <style:style style:name="P38" style:family="paragraph" style:parent-style-name="Standard">
      <style:text-properties officeooo:rsid="0039b259" officeooo:paragraph-rsid="0039b259"/>
    </style:style>
    <style:style style:name="P39" style:family="paragraph" style:parent-style-name="Standard">
      <style:text-properties officeooo:rsid="003f13fa" officeooo:paragraph-rsid="003f13fa"/>
    </style:style>
    <style:style style:name="P40" style:family="paragraph" style:parent-style-name="Standard">
      <style:text-properties officeooo:rsid="0040d659" officeooo:paragraph-rsid="0040d659"/>
    </style:style>
    <style:style style:name="P41" style:family="paragraph" style:parent-style-name="Standard">
      <style:text-properties officeooo:rsid="0041b175" officeooo:paragraph-rsid="0041b175"/>
    </style:style>
    <style:style style:name="P42" style:family="paragraph" style:parent-style-name="Standard">
      <style:text-properties officeooo:rsid="004faa6b" officeooo:paragraph-rsid="004ae91c"/>
    </style:style>
    <style:style style:name="P43" style:family="paragraph" style:parent-style-name="Standard">
      <style:text-properties officeooo:rsid="004ae91c" officeooo:paragraph-rsid="00555a21"/>
    </style:style>
    <style:style style:name="P44" style:family="paragraph" style:parent-style-name="Standard">
      <style:text-properties officeooo:rsid="0057cea4" officeooo:paragraph-rsid="0057cea4"/>
    </style:style>
    <style:style style:name="P45" style:family="paragraph" style:parent-style-name="Standard">
      <style:text-properties officeooo:rsid="0057e47a" officeooo:paragraph-rsid="0057e47a"/>
    </style:style>
    <style:style style:name="P46" style:family="paragraph" style:parent-style-name="Standard">
      <style:text-properties officeooo:rsid="0059706a" officeooo:paragraph-rsid="0059706a"/>
    </style:style>
    <style:style style:name="P47" style:family="paragraph" style:parent-style-name="Standard">
      <style:text-properties officeooo:rsid="005bf0d3" officeooo:paragraph-rsid="005bf0d3"/>
    </style:style>
    <style:style style:name="P48" style:family="paragraph" style:parent-style-name="Standard">
      <style:text-properties officeooo:rsid="005e3d48" officeooo:paragraph-rsid="005e3d48"/>
    </style:style>
    <style:style style:name="P49" style:family="paragraph" style:parent-style-name="Standard">
      <style:text-properties officeooo:rsid="0034ad56" officeooo:paragraph-rsid="005e3d48"/>
    </style:style>
    <style:style style:name="P50" style:family="paragraph" style:parent-style-name="Standard">
      <style:text-properties officeooo:rsid="002b1121" officeooo:paragraph-rsid="00602f05"/>
    </style:style>
    <style:style style:name="P51" style:family="paragraph" style:parent-style-name="Standard">
      <style:text-properties officeooo:rsid="002b1121" officeooo:paragraph-rsid="00624732"/>
    </style:style>
    <style:style style:name="P52" style:family="paragraph" style:parent-style-name="Standard">
      <style:text-properties officeooo:rsid="00605472" officeooo:paragraph-rsid="00624732"/>
    </style:style>
    <style:style style:name="P53" style:family="paragraph" style:parent-style-name="Standard">
      <style:text-properties officeooo:rsid="00609bb9" officeooo:paragraph-rsid="00609bb9"/>
    </style:style>
    <style:style style:name="P54" style:family="paragraph" style:parent-style-name="Standard">
      <style:text-properties officeooo:rsid="00641a5a" officeooo:paragraph-rsid="00641a5a"/>
    </style:style>
    <style:style style:name="P55" style:family="paragraph" style:parent-style-name="Standard">
      <style:text-properties officeooo:rsid="006a1f28" officeooo:paragraph-rsid="006a1f28"/>
    </style:style>
    <style:style style:name="P56" style:family="paragraph" style:parent-style-name="Standard">
      <style:text-properties officeooo:rsid="006c97d6" officeooo:paragraph-rsid="006c97d6"/>
    </style:style>
    <style:style style:name="P57" style:family="paragraph" style:parent-style-name="Standard">
      <style:text-properties officeooo:rsid="002b1121" officeooo:paragraph-rsid="005e3d48"/>
    </style:style>
    <style:style style:name="P58" style:family="paragraph" style:parent-style-name="Standard">
      <style:text-properties officeooo:rsid="00609bb9" officeooo:paragraph-rsid="005e3d48"/>
    </style:style>
    <style:style style:name="P59" style:family="paragraph" style:parent-style-name="Standard">
      <style:text-properties officeooo:rsid="000dc738" officeooo:paragraph-rsid="005e3d48"/>
    </style:style>
    <style:style style:name="P60" style:family="paragraph" style:parent-style-name="Standard">
      <style:text-properties fo:font-weight="bold" officeooo:rsid="0005d425" officeooo:paragraph-rsid="0005d425" style:font-weight-asian="bold" style:font-weight-complex="bold"/>
    </style:style>
    <style:style style:name="P61" style:family="paragraph" style:parent-style-name="Standard">
      <style:text-properties fo:font-weight="bold" officeooo:rsid="0028dd8e" officeooo:paragraph-rsid="0071b4e0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rsid="0028dd8e" officeooo:paragraph-rsid="0071b4e0"/>
    </style:style>
    <style:style style:name="P63" style:family="paragraph" style:parent-style-name="Standard">
      <style:text-properties officeooo:rsid="0028dd8e" officeooo:paragraph-rsid="0071b4e0"/>
    </style:style>
    <style:style style:name="P64" style:family="paragraph" style:parent-style-name="Standard">
      <style:text-properties officeooo:rsid="0013f662" officeooo:paragraph-rsid="0071b4e0"/>
    </style:style>
    <style:style style:name="P65" style:family="paragraph" style:parent-style-name="Standard">
      <style:text-properties officeooo:rsid="0029e606" officeooo:paragraph-rsid="0071b4e0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71b4e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71b4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officeooo:rsid="0013f662" officeooo:paragraph-rsid="0071b4e0"/>
    </style:style>
    <style:style style:name="P69" style:family="paragraph" style:parent-style-name="Table_20_Contents">
      <style:paragraph-properties fo:text-align="start" style:justify-single-word="false"/>
      <style:text-properties officeooo:rsid="0028dd8e" officeooo:paragraph-rsid="0071b4e0"/>
    </style:style>
    <style:style style:name="T1" style:family="text">
      <style:text-properties officeooo:rsid="0006ee1c"/>
    </style:style>
    <style:style style:name="T2" style:family="text">
      <style:text-properties officeooo:rsid="000ce3c3"/>
    </style:style>
    <style:style style:name="T3" style:family="text">
      <style:text-properties officeooo:rsid="000dc738"/>
    </style:style>
    <style:style style:name="T4" style:family="text">
      <style:text-properties officeooo:rsid="000e4362"/>
    </style:style>
    <style:style style:name="T5" style:family="text">
      <style:text-properties officeooo:rsid="001339d5"/>
    </style:style>
    <style:style style:name="T6" style:family="text">
      <style:text-properties officeooo:rsid="00184e22"/>
    </style:style>
    <style:style style:name="T7" style:family="text">
      <style:text-properties officeooo:rsid="0019e3de"/>
    </style:style>
    <style:style style:name="T8" style:family="text">
      <style:text-properties officeooo:rsid="001c6e8d"/>
    </style:style>
    <style:style style:name="T9" style:family="text">
      <style:text-properties officeooo:rsid="001cd02f"/>
    </style:style>
    <style:style style:name="T10" style:family="text">
      <style:text-properties officeooo:rsid="001e9690"/>
    </style:style>
    <style:style style:name="T11" style:family="text">
      <style:text-properties officeooo:rsid="00223be8"/>
    </style:style>
    <style:style style:name="T12" style:family="text">
      <style:text-properties officeooo:rsid="002476ab"/>
    </style:style>
    <style:style style:name="T13" style:family="text">
      <style:text-properties officeooo:rsid="002505a2"/>
    </style:style>
    <style:style style:name="T14" style:family="text">
      <style:text-properties officeooo:rsid="0028d27b"/>
    </style:style>
    <style:style style:name="T15" style:family="text">
      <style:text-properties officeooo:rsid="00291ae0"/>
    </style:style>
    <style:style style:name="T16" style:family="text">
      <style:text-properties officeooo:rsid="00327fdb"/>
    </style:style>
    <style:style style:name="T17" style:family="text">
      <style:text-properties officeooo:rsid="0032f5ce"/>
    </style:style>
    <style:style style:name="T18" style:family="text">
      <style:text-properties officeooo:rsid="00369478"/>
    </style:style>
    <style:style style:name="T19" style:family="text">
      <style:text-properties officeooo:rsid="0039b259"/>
    </style:style>
    <style:style style:name="T20" style:family="text">
      <style:text-properties officeooo:rsid="003da7a5"/>
    </style:style>
    <style:style style:name="T21" style:family="text">
      <style:text-properties officeooo:rsid="0040d659"/>
    </style:style>
    <style:style style:name="T22" style:family="text">
      <style:text-properties officeooo:rsid="00416627"/>
    </style:style>
    <style:style style:name="T23" style:family="text">
      <style:text-properties officeooo:rsid="0042dd9b"/>
    </style:style>
    <style:style style:name="T24" style:family="text">
      <style:text-properties officeooo:rsid="00470e0c"/>
    </style:style>
    <style:style style:name="T25" style:family="text">
      <style:text-properties officeooo:rsid="00486657"/>
    </style:style>
    <style:style style:name="T26" style:family="text">
      <style:text-properties officeooo:rsid="00521342"/>
    </style:style>
    <style:style style:name="T27" style:family="text">
      <style:text-properties officeooo:rsid="0057e47a"/>
    </style:style>
    <style:style style:name="T28" style:family="text">
      <style:text-properties officeooo:rsid="0057fa22"/>
    </style:style>
    <style:style style:name="T29" style:family="text">
      <style:text-properties officeooo:rsid="005c5a60"/>
    </style:style>
    <style:style style:name="T30" style:family="text">
      <style:text-properties officeooo:rsid="005cb348"/>
    </style:style>
    <style:style style:name="T31" style:family="text">
      <style:text-properties officeooo:rsid="005e3d48"/>
    </style:style>
    <style:style style:name="T32" style:family="text">
      <style:text-properties officeooo:rsid="00602f05"/>
    </style:style>
    <style:style style:name="T33" style:family="text">
      <style:text-properties officeooo:rsid="00609bb9"/>
    </style:style>
    <style:style style:name="T34" style:family="text">
      <style:text-properties officeooo:rsid="00624732"/>
    </style:style>
    <style:style style:name="T35" style:family="text">
      <style:text-properties officeooo:rsid="00641a5a"/>
    </style:style>
    <style:style style:name="T36" style:family="text">
      <style:text-properties officeooo:rsid="0065a085"/>
    </style:style>
    <style:style style:name="T37" style:family="text">
      <style:text-properties officeooo:rsid="0066ac79"/>
    </style:style>
    <style:style style:name="T38" style:family="text">
      <style:text-properties officeooo:rsid="0067938e"/>
    </style:style>
    <style:style style:name="T39" style:family="text">
      <style:text-properties officeooo:rsid="006c97d6"/>
    </style:style>
    <style:style style:name="T40" style:family="text">
      <style:text-properties officeooo:rsid="006e12e1"/>
    </style:style>
    <style:style style:name="T41" style:family="text">
      <style:text-properties officeooo:rsid="0070e3c8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28dd8e" style:font-size-asian="12pt" style:font-size-complex="12pt"/>
    </style:style>
    <style:style style:name="T44" style:family="text">
      <style:text-properties fo:font-size="12pt" officeooo:rsid="002bb70c" style:font-size-asian="12pt" style:font-size-complex="12pt"/>
    </style:style>
    <style:style style:name="T45" style:family="text">
      <style:text-properties fo:font-size="12pt" officeooo:rsid="0029e606" style:font-size-asian="12pt" style:font-size-complex="12pt"/>
    </style:style>
    <style:style style:name="T46" style:family="text">
      <style:text-properties officeooo:rsid="0028dd8e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3">The man routine</text:p>
      <text:p text:style-name="P66"><text:tab/><text:span text:style-name="T42">setup_328_HW </text:span><text:span text:style-name="T43">macro </text:span><text:span text:style-name="T44">and the file First_project_header.h</text:span></text:p>
      <text:p text:style-name="P66"><text:span text:style-name="T43"><text:tab/></text:span><text:span text:style-name="T45">Interrupt</text:span></text:p>
      <text:p text:style-name="P67"><text:tab/>Variable</text:p>
      <text:p text:style-name="P64"><text:span text:style-name="T46"><text:tab/></text:span><text:span text:style-name="T47">One_wire_Tx_2_integers(</text:span><text:span text:style-name="T48">) project resource</text:span></text:p>
      <text:p text:style-name="P65"><text:tab/>delay function provided by Arduino compiler</text:p>
      <text:p text:style-name="P65"><text:tab/>Shift function</text:p>
      <text:p text:style-name="P63"><text:tab/>for loop </text:p>
      <text:p text:style-name="P68"><text:span text:style-name="T49"><text:tab/></text:span><text:span text:style-name="T46">SW_reset</text:span></text:p>
      <text:p text:style-name="P68"><text:tab/><text:span text:style-name="T46">while(1) loop </text:span></text:p>
      <text:p text:style-name="P62"><text:tab/>if and if else</text:p>
      <text:p text:style-name="P69"><text:tab/>Some simple logic</text:p>
      <text:p text:style-name="P63"><text:tab/>Binary and hex numbers</text:p>
      <text:p text:style-name="P61"><text:tab/>The subrout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ull Project commentary</text:p>
      <text:p text:style-name="P13">Page 1:</text:p>
      <text:p text:style-name="P1"/>
      <text:p text:style-name="P1">Our first project a <text:span text:style-name="T1">simple</text:span> C program <text:span text:style-name="T1">is based on JP’s Blinky, see JP p30 and chapter 3. <text:s text:c="2"/>A selection is offered here. <text:s/>Why not choose one and type it in. Verify the code and upload it to the pcb as shown in the user guide. </text:span></text:p>
      <text:p text:style-name="P1"/>
      <text:p text:style-name="P52">Having got it working <text:span text:style-name="T34">pressing Tools/Auto Format will make the code much clearer to read. <text:s/>W</text:span>hy not try several other<text:span text:style-name="T33">s and then take a look at them </text:span>and notice a number of features:</text:p>
      <text:p text:style-name="P5"/>
      <text:p text:style-name="P4">#include “First_project_header.<text:span text:style-name="T2">h” <text:s/><text:tab/>Click on it and see that it contains additional information required by the compiler, including other .h and .c files with essential definitions and resource subroutines <text:s/>(pn is recommended for opening these). <text:s text:c="2"/></text:span></text:p>
      <text:p text:style-name="P4"/>
      <text:p text:style-name="P53">The main routine. <text:s/>This is where the program starts when power is first applied or after a reset.</text:p>
      <text:p text:style-name="P31"/>
      <text:p text:style-name="P32">setup_328_HW (Hard Ware<text:span text:style-name="T30">)</text:span> which <text:span text:style-name="T30">contains a block of code and </text:span>is known as (k\a) a macro. Details are given in the header file.</text:p>
      <text:p text:style-name="P3"/>
      <text:p text:style-name="P9">Unsigned int PORT_1<text:tab/>PORT_1 is the name of a memory location that holds numbers. <text:s/><text:span text:style-name="T15">The smallest element of computer memory is a bit and can hold either a 1 or a 0. <text:s/>Memory is often divided into blocks of 8 bits which can hold numbers between 0 and 255. 16 bits are reserved for PORT_1. <text:s/>See JP chapter 4 for an introduction.</text:span></text:p>
      <text:p text:style-name="P8"/>
      <text:p text:style-name="P6">sei(); <text:tab/>This enables interrupts which are required by the one wire link (<text:span text:style-name="T3">and will</text:span> be discussed later)</text:p>
      <text:p text:style-name="P6"/>
      <text:p text:style-name="P48">Hexadecimal numbers (i.e. 0x8000) . See JP chapter 4.</text:p>
      <text:p text:style-name="P48"><text:soft-page-break/></text:p>
      <text:p text:style-name="P50"><text:span text:style-name="T32">T</text:span>he arithmetic and logic symbols included in the examples. JP gives full definitions of these in chapter 4. </text:p>
      <text:p text:style-name="P48"/>
      <text:p text:style-name="P57">The for loop, the while loop and the if statement which are very important features of C. <text:s/>A good look at JP chapter 5: C Control flow is recommended before moving on from this first project.</text:p>
      <text:p text:style-name="P48"/>
      <text:p text:style-name="P58">Subroutines:</text:p>
      <text:p text:style-name="P7">One_wire_Tx_2_integers(PORT_1, PORT_1)<text:tab/><text:span text:style-name="T30">which</text:span> sends data over the one wire link <text:tab/><text:tab/><text:tab/><text:tab/><text:tab/><text:tab/><text:tab/><text:tab/>to drive the display.</text:p>
      <text:p text:style-name="P11">RN_16bit_GEN(0) <text:tab/>which generates random numbers</text:p>
      <text:p text:style-name="P11">Timer_T2_10mS_delay_x_m(<text:span text:style-name="T4">) which uses a HW timer to generate delays</text:span></text:p>
      <text:p text:style-name="P11"/>
      <text:p text:style-name="P54">break and continue commands: <text:s/>These are both executed when a particular condition is met. <text:s/>Break causes the program to exit a <text:span text:style-name="T36">for or </text:span>while loop. <text:s/>Continue causes it to skip a number of lines of code and jump back to the start of the loop. <text:s/><text:span text:style-name="T36">See JP page 79.</text:span> <text:s/></text:p>
      <text:p text:style-name="P7"/>
      <text:p text:style-name="P49">Note: Subroutines are called by the main routine <text:span text:style-name="T31">or other subroutines</text:span>. Here we define them as either resource <text:span text:style-name="T18">subroutines which are for general use </text:span>or project subroutines which are written for a particular project. <text:s/><text:span text:style-name="T29">See JP page 87 chapter 6 for more on subroutines.</text:span></text:p>
      <text:p text:style-name="P6"/>
      <text:p text:style-name="P6">SW_reset;<text:tab/>This is also a macro. It uses a device k/a a watch dog timer <text:span text:style-name="T14">(</text:span>wtd<text:span text:style-name="T14">)</text:span> to reset the program so that it repeats endlessly.</text:p>
      <text:p text:style-name="P6"/>
      <text:p text:style-name="P51"><text:span text:style-name="T34">Before leaving example 1 w</text:span>hy not comment each line stating what it does as a learning aide (See JP p39). </text:p>
      <text:p text:style-name="P10"/>
      <text:p text:style-name="P16">Having looked at the examples why not mix and match to compose your own code.</text:p>
      <text:p text:style-name="P12"/>
      <text:p text:style-name="P13"/>
      <text:p text:style-name="P13"/>
      <text:p text:style-name="P13"/>
      <text:p text:style-name="P13">Page 2</text:p>
      <text:p text:style-name="P33">Introducing the USART (Universal …. Receiver Transmitter module)</text:p>
      <text:p text:style-name="P14">Many devices have a <text:span text:style-name="T16">receiver transmitter module </text:span>for communicating with a PC.</text:p>
      <text:p text:style-name="P17">See JP page 98 <text:span text:style-name="T35">chapter 6 </text:span>for a few details.</text:p>
      <text:p text:style-name="P15">Arduino provides a comprehensive <text:span text:style-name="T5">s</text:span>et of functions for using the U<text:span text:style-name="T16">S</text:span>ART. <text:s/>Here basic <text:span text:style-name="T17">do it yourself (DIY)</text:span> functions are used. <text:s/><text:span text:style-name="T20">This approach provides a good introduction to the data sheet, a vital resource for setting up other things such a timers and interrupts. </text:span></text:p>
      <text:p text:style-name="P15"/>
      <text:p text:style-name="P34">Take a look at the project subroutine Char_to_PC_Local().</text:p>
      <text:p text:style-name="P36">And see section 20.11.1 of the data sheet</text:p>
      <text:p text:style-name="P34">UDR0 <text:span text:style-name="T19">and UCSR0A are</text:span> register<text:span text:style-name="T19">s</text:span> <text:span text:style-name="T19">i</text:span>n the USART. <text:s/></text:p>
      <text:p text:style-name="P35">Data to be transmitted must first be written to UDR0.</text:p>
      <text:p text:style-name="P35">If data has been received it can be read from UDR0.</text:p>
      <text:p text:style-name="P35"/>
      <text:p text:style-name="P37">UDRE0 is bit 5 of register UCRS0A. <text:s/></text:p>
      <text:p text:style-name="P37">The USART sets this bit to one when it is ready to <text:span text:style-name="T20">accept new data for</text:span> transmi<text:span text:style-name="T20">ssion</text:span>.</text:p>
      <text:p text:style-name="P38">Similarly it sets bit RXC0 to 1 when data has been received and can be read. </text:p>
      <text:p text:style-name="P39"/>
      <text:p text:style-name="P39">A number of these DIY functions can be found in </text:p>
      <text:p text:style-name="P39">Resources_Receiver_transmitter\Basic_IO_and_Timer</text:p>
      <text:p text:style-name="P39"><text:soft-page-break/>They are best viewed using programmers notepad (pn).</text:p>
      <text:p text:style-name="P17"/>
      <text:p text:style-name="P17">Example 1 simply echoes keypresses to the screen</text:p>
      <text:p text:style-name="P17"/>
      <text:p text:style-name="P17">Example 2 prints many <text:span text:style-name="T6">o</text:span>f the common characters to the screen </text:p>
      <text:p text:style-name="P17">Clicking on the hex button in the receive section of the Bray window shows that each character is represented by a number. <text:span text:style-name="T6">See JP p283.</text:span></text:p>
      <text:p text:style-name="P18"/>
      <text:p text:style-name="P18">Example 3 prints a file. </text:p>
      <text:p text:style-name="P18">Resource “isCharavailable(<text:span text:style-name="T21">65</text:span>)” <text:span text:style-name="T21">returns a 1 immediately if a character is received in a 1 second window. <text:s/>Otherwise it returns zero and is called again.</text:span></text:p>
      <text:p text:style-name="P40">Having received the first character it can then receive any number <text:span text:style-name="T22">but will exit (break) immediately if no character is received after a pause of 154mS.</text:span></text:p>
      <text:p text:style-name="P18"/>
      <text:p text:style-name="P18">Example 4 introduces character strings and shows they can be sent to the PC. </text:p>
      <text:p text:style-name="P18">It also shows how they are stored in <text:span text:style-name="T22">arrays (consecutive locations) in </text:span>memory.</text:p>
      <text:p text:style-name="P19">We <text:span text:style-name="T7">compose the strings and </text:span>choose a name for each <text:span text:style-name="T7">one</text:span>.</text:p>
      <text:p text:style-name="P20">The compiler <text:span text:style-name="T7">adds a 0 to the end of each string. <text:s/>It also replaces the names (i.e. <text:s/>message_1) with the address of the first character in the string. </text:span></text:p>
      <text:p text:style-name="P20"/>
      <text:p text:style-name="P41">Note the two ways o<text:span text:style-name="T26">f writing the appropriate</text:span> the C statements:</text:p>
      <text:p text:style-name="P41">The * character indicates that memory location message_1 holds an address.</text:p>
      <text:p text:style-name="P41">The [] characters indicate that message_3 <text:span text:style-name="T23">i</text:span>s an array <text:span text:style-name="T23">of characters.</text:span></text:p>
      <text:p text:style-name="P21"/>
      <text:p text:style-name="P21"/>
      <text:p text:style-name="P21">Example 5 simpl<text:span text:style-name="T23">y</text:span> prints out the characters together with their numeric equivalents</text:p>
      <text:p text:style-name="P21"/>
      <text:p text:style-name="P21">Example 6 Converts a number to a string of characters and sends them to the PC and</text:p>
      <text:p text:style-name="P21">Example 7 Does the reverse.</text:p>
      <text:p text:style-name="P21">These are two very important operations. <text:span text:style-name="T23">T</text:span>ake time to understand what is going on.</text:p>
      <text:p text:style-name="P21">See JP pages 81 to 84 for some help.</text:p>
      <text:p text:style-name="P21"/>
      <text:p text:style-name="P44">Example 8 <text:span text:style-name="T27">Uses project subroutines to: Accept</text:span> a numerical string from the keyboard, convert <text:span text:style-name="T27">this</text:span> to a number <text:span text:style-name="T27">which it </text:span>double<text:span text:style-name="T27">s</text:span>, reconvert <text:span text:style-name="T27">the result</text:span> to a string and send this to the PC.</text:p>
      <text:p text:style-name="P45">All the strings are stored in array Num_string which has 12 memory locations. The subroutines require the address of the first element in this array <text:span text:style-name="T28">(hence the use of the</text:span> * symb<text:span text:style-name="T28">ols).</text:span> </text:p>
      <text:p text:style-name="P47">Variables preceded by the * symbol are k/a pointers. <text:s/>See JP ch. 8 for a discussion of pointers.</text:p>
      <text:p text:style-name="P45"/>
      <text:p text:style-name="P46">Example 9 uses repeated division to convert a fraction to decimal. <text:s text:c="3"/></text:p>
      <text:p text:style-name="P46">It calls subroutine divide which returns <text:span text:style-name="T37">the number the outstanding decimal places. It also calculates the result of the division and the remainder. </text:span></text:p>
      <text:p text:style-name="P46">Memory for <text:span text:style-name="T37">these two variables is provided </text:span>by the main routine.</text:p>
      <text:p text:style-name="P46">The &amp; symbols indicate that the subroutine will not be providing memory for these variables. <text:s/><text:span text:style-name="T38">The &amp; in front of a variable indicates that is its address that is being passed to the subroutine.</text:span></text:p>
      <text:p text:style-name="P46"/>
      <text:p text:style-name="P55">As an alternative to the use of pointers (i.e. the * and &amp; symbols), variables can be declared in the header file rather than in the main. <text:s/>This may be OK for small projects but is not normally considered good practice (see JP page 90).</text:p>
      <text:p text:style-name="P43"/>
      <text:p text:style-name="P43"/>
      <text:p text:style-name="P43"/>
      <text:p text:style-name="P23">Page 3</text:p>
      <text:p text:style-name="P23"><text:soft-page-break/>3A looks at timer <text:span text:style-name="T11">and keypress </text:span>interrupts. </text:p>
      <text:p text:style-name="P25">Se<text:span text:style-name="T41">e</text:span> JP <text:span text:style-name="T39">chapter 7 </text:span>p109 for a general intro<text:span text:style-name="T39">duction to interrupts.</text:span></text:p>
      <text:p text:style-name="P23"><text:span text:style-name="T24">In our first projects the</text:span> micro spen<text:span text:style-name="T24">t</text:span> most of its time waiting for <text:span text:style-name="T24">a d</text:span>elay <text:span text:style-name="T24">to complete </text:span>before updating the display. </text:p>
      <text:p text:style-name="P23">In this example <text:span text:style-name="T24">its</text:span> main task is <text:span text:style-name="T24">to do some calculations and </text:span>print out the results. </text:p>
      <text:p text:style-name="P23">A HW timer <text:span text:style-name="T25">runs</text:span> <text:span text:style-name="T25">in the background</text:span>. Every 1<text:span text:style-name="T8">0</text:span>0mS it <text:span text:style-name="T25">generates an </text:span>interrupt. <text:s text:c="2"/><text:span text:style-name="T25">The micro temporarily <text:s/>leaves the</text:span> printing process, jumps to the ISR (interrupt service routine) <text:span text:style-name="T25">and the display is </text:span>update<text:span text:style-name="T25">d</text:span>.</text:p>
      <text:p text:style-name="P23"><text:span text:style-name="T25">A </text:span>key press interrupt is <text:span text:style-name="T25">also </text:span>shown <text:span text:style-name="T25">enabling users to </text:span>to manipulate the display <text:span text:style-name="T25">manually.</text:span></text:p>
      <text:p text:style-name="P26"/>
      <text:p text:style-name="P27">Look at the timer clock_tick() subroutine.</text:p>
      <text:p text:style-name="P27">The timer is configured as a counter.</text:p>
      <text:p text:style-name="P27">It counts from 0 to 12500 </text:p>
      <text:p text:style-name="P27">TCCR1B sets a timer clock to 125KHz</text:p>
      <text:p text:style-name="P27">So it takes 100ms to complete counting raise an interrupt and start again.</text:p>
      <text:p text:style-name="P24"/>
      <text:p text:style-name="P23">Open up the data sheet <text:span text:style-name="T9">section 15.11 to see the registers. We leave most of them alone but</text:span></text:p>
      <text:p text:style-name="P25"><text:span text:style-name="T10">set</text:span> TCCR1B, <text:span text:style-name="T10">TIMSK1 OCR1 and TCNT1.</text:span></text:p>
      <text:p text:style-name="P22"/>
      <text:p text:style-name="P28">3B looks at interrupts generated by pressing one of the user switches.</text:p>
      <text:p text:style-name="P28">PCI stands for pin change interrupt.</text:p>
      <text:p text:style-name="P28">Look at the header file for defini<text:span text:style-name="T12">t</text:span>ions of the macros.</text:p>
      <text:p text:style-name="P28">See the data sheet <text:span text:style-name="T12">sections 12.2.4 and 1 for details of the PCI registers.</text:span></text:p>
      <text:p text:style-name="P30"/>
      <text:p text:style-name="P29">3C<text:tab/>Nothing new here, just included for a bit if extra pra<text:span text:style-name="T13">c</text:span>tice</text:p>
      <text:p text:style-name="P29"/>
      <text:p text:style-name="P29">3D<text:tab/><text:span text:style-name="T13">Includes PCI and timer as well as the one wire comms interrupt. <text:s/>Multiple interrupts can easily cause trouble. <text:s/>To avoid this the PCI also resets the micro. <text:s/>Before doing so it writes to the EEPROM. <text:s/>After the reset it reads the EEPROM so that it knows which switch was pressed. <text:s/>EEPROM is a special area of memory that survives power down and reset, which both usually result in all registers being reset to zero.</text:span></text:p>
      <text:p text:style-name="P29"/>
      <text:p text:style-name="P56">3E<text:tab/>Is an interrupt driven key press logger that also drives the display.</text:p>
      <text:p text:style-name="P56">Projects 3D and E <text:span text:style-name="T40">include the volatile declaration. <text:s/>This is because variables are being changed by an ISR. <text:s/>Unlike a subroutine the compiler cannot anticipate that the ISR will be called. <text:s/>The variables are therefore declared to be volatile as a warning to the compiler.</text:span></text:p>
      <text:p text:style-name="P29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46:21.216000000</meta:creation-date>
    <dc:date>2022-02-26T12:16:26.989000000</dc:date>
    <meta:editing-duration>PT5H26M19S</meta:editing-duration>
    <meta:editing-cycles>49</meta:editing-cycles>
    <meta:generator>LibreOffice/6.2.8.2$Windows_X86_64 LibreOffice_project/f82ddfca21ebc1e222a662a32b25c0c9d20169ee</meta:generator>
    <meta:document-statistic meta:table-count="0" meta:image-count="0" meta:object-count="0" meta:page-count="4" meta:paragraph-count="99" meta:word-count="1518" meta:character-count="8692" meta:non-whitespace-character-count="7183"/>
  </office:meta>
</office:document-meta>
</file>